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/>
      <table:table table:name="Gantt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0 Reunión inicial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 calcext:value-type="string">
            <text:p>1.0 Planificació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 calcext:value-type="string">
            <text:p>1.1 Crear proyecto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 calcext:value-type="string">
            <text:p>1.2 Crear interfaz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5"/>
          <table:table-cell office:value-type="string" calcext:value-type="string">
            <text:p>1.3 Calcular precio total pedido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.4 Elegir cantida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1.5 Confirmar pedido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3">
          <table:table-cell table:number-columns-repeated="5"/>
          <table:table-cell office:value-type="string" calcext:value-type="string">
            <text:p>1.6 Introducir dirección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office:value-type="string" calcext:value-type="string">
            <text:p>1.7 Generar factur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>
          <table:table-cell table:number-columns-repeated="7"/>
          <table:table-cell office:value-type="string" calcext:value-type="string">
            <text:p>1.8 Integra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number-columns-repeated="8"/>
          <table:table-cell office:value-type="string" calcext:value-type="string">
            <text:p>1.9 Demo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2"/>
          <table:table-cell table:number-columns-repeated="1015"/>
        </table:table-row>
        <table:table-row table:style-name="ro2">
          <table:table-cell table:number-columns-repeated="9"/>
          <table:table-cell office:value-type="string" calcext:value-type="string">
            <text:p>FIN</text:p>
          </table:table-cell>
          <table:table-cell table:number-columns-repeated="1014"/>
        </table:table-row>
        <table:table-row table:style-name="ro3">
          <table:table-cell table:number-columns-repeated="9"/>
          <table:table-cell office:value-type="string" calcext:value-type="string">
            <text:p>Total esperado</text:p>
          </table:table-cell>
          <table:table-cell table:formula="of:=SUM([.B5];[.C8];[.D11];[.E14];[.F17];[.F20];[.F23];[.F26];[.G29];[.H32];[.I35])" office:value-type="float" office:value="17.5" calcext:value-type="float">
            <text:p>17,5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 calcext:value-type="string">
            <text:p>Total real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01T18:53:40.472592961</dc:date>
    <meta:editing-duration>PT5M56S</meta:editing-duration>
    <meta:editing-cycles>1</meta:editing-cycles>
    <meta:document-statistic meta:table-count="1" meta:cell-count="36" meta:object-count="0"/>
  </office:meta>
</office:document-meta>
</file>